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DejaVu Sans1" svg:font-family="'DejaVu Sans'" style:font-family-generic="swiss"/>
    <style:font-face style:name="Noto Sans2" svg:font-family="'Noto Sans'" style:font-family-generic="swiss"/>
    <style:font-face style:name="Avenir Black" svg:font-family="'Avenir Black'" style:font-pitch="variable"/>
    <style:font-face style:name="Avenir LT Std3" svg:font-family="'Avenir LT Std'" style:font-pitch="variable"/>
    <style:font-face style:name="Avenir LT Std1" svg:font-family="'Avenir LT Std'" style:font-adornments="45 Book" style:font-pitch="variable"/>
    <style:font-face style:name="Liberation Sans" svg:font-family="'Liberation Sans'" style:font-pitch="variable"/>
    <style:font-face style:name="Avenir LT Std2" svg:font-family="'Avenir LT Std'" style:font-family-generic="roman" style:font-pitch="variable"/>
    <style:font-face style:name="Avenir LT Std" svg:font-family="'Avenir LT Std'" style:font-adornments="45 Book"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venir LT Std4" svg:font-family="'Avenir LT Std'" style:font-family-generic="swiss" style:font-pitch="variable"/>
    <style:font-face style:name="DejaVu Sans" svg:font-family="'DejaVu Sans'" style:font-family-generic="swiss" style:font-pitch="variable"/>
    <style:font-face style:name="Liberation Sans2" svg:font-family="'Liberation Sans'" style:font-family-generic="swiss" style:font-pitch="variable"/>
    <style:font-face style:name="Lohit Devanagari1" svg:font-family="'Lohit Devanagari'" style:font-family-generic="swiss" style:font-pitch="variable"/>
    <style:font-face style:name="Noto Sans1" svg:font-family="'Noto Sans'" style:font-family-generic="swiss" style:font-pitch="variable"/>
    <style:font-face style:name="Noto Sans CJK SC1" svg:font-family="'Noto Sans CJK SC'"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a0d2c9"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edeef0" draw:fill-color="#edeef0" draw:textarea-horizontal-align="justify" draw:textarea-vertical-align="middle" draw:auto-grow-height="false" fo:min-height="26.05cm" fo:min-width="20cm"/>
    </style:style>
    <style:style style:name="gr3" style:family="graphic" style:parent-style-name="standard">
      <style:graphic-properties draw:stroke="none" svg:stroke-color="#1f2c4c" draw:fill-color="#1f2c4c" draw:textarea-horizontal-align="justify" draw:textarea-vertical-align="middle" draw:auto-grow-height="false" fo:min-height="0.217cm" fo:min-width="0.426cm"/>
      <style:paragraph-properties style:writing-mode="lr-tb"/>
    </style:style>
    <style:style style:name="gr4" style:family="graphic" style:parent-style-name="standard">
      <style:graphic-properties draw:stroke="none" draw:fill-color="#55bbab" draw:textarea-horizontal-align="justify" draw:textarea-vertical-align="middle" draw:auto-grow-height="false" fo:min-height="0.35cm" fo:min-width="1.3cm"/>
    </style:style>
    <style:style style:name="gr5" style:family="graphic" style:parent-style-name="standard">
      <style:graphic-properties draw:stroke="none" svg:stroke-color="#000000" draw:fill="none" draw:fill-color="#ffffff" draw:textarea-vertical-align="middle" draw:auto-grow-height="true" draw:auto-grow-width="false" fo:max-height="0cm" fo:min-height="0.712cm"/>
      <style:paragraph-properties style:writing-mode="lr-tb"/>
    </style:style>
    <style:style style:name="gr6" style:family="graphic" style:parent-style-name="standard">
      <style:graphic-properties draw:stroke="none" draw:fill-color="#edeef0" draw:textarea-horizontal-align="justify" draw:textarea-vertical-align="middle" draw:auto-grow-height="false" fo:min-height="3.54cm" fo:min-width="5.89cm"/>
    </style:style>
    <style:style style:name="gr7" style:family="graphic" style:parent-style-name="objectwithoutfill">
      <style:graphic-properties draw:stroke="dash" draw:stroke-dash="Ultrafine_20_2_20_Dots_20_3_20_Dashes" svg:stroke-width="0.028cm" svg:stroke-color="#f3f4f5" draw:marker-start-width="0.242cm" draw:marker-end-width="0.242cm" draw:fill="solid" draw:fill-color="#edeef0" draw:textarea-vertical-align="middle" fo:padding-top="0.139cm" fo:padding-bottom="0.139cm" fo:padding-left="0.264cm" fo:padding-right="0.264cm"/>
    </style:style>
    <style:style style:name="gr8" style:family="graphic" style:parent-style-name="objectwithoutfill">
      <style:graphic-properties draw:stroke="dash" draw:stroke-dash="_32__20_Dots_20_1_20_Dash" svg:stroke-width="0.028cm" svg:stroke-color="#f3f4f5" draw:marker-start-width="0.242cm" draw:marker-end-width="0.242cm" draw:fill="solid" draw:fill-color="#edeef0" draw:textarea-vertical-align="middle" fo:padding-top="0.139cm" fo:padding-bottom="0.139cm" fo:padding-left="0.264cm" fo:padding-right="0.264cm"/>
    </style:style>
    <style:style style:name="gr9" style:family="graphic" style:parent-style-name="standard">
      <style:graphic-properties draw:stroke="none" svg:stroke-color="#000000" draw:fill="solid" draw:fill-color="#a0d2c9" draw:opacity="100%" draw:textarea-vertical-align="middle" draw:auto-grow-height="true" draw:auto-grow-width="false" fo:max-height="0cm" fo:min-height="1.15cm"/>
      <style:paragraph-properties style:writing-mode="lr-tb"/>
    </style:style>
    <style:style style:name="gr10" style:family="graphic" style:parent-style-name="standard">
      <style:graphic-properties draw:stroke="none" draw:fill-color="#55bbab" draw:textarea-horizontal-align="justify" draw:textarea-vertical-align="middle" draw:auto-grow-height="false" fo:min-height="1.15cm" fo:min-width="0cm"/>
    </style:style>
    <style:style style:name="gr11" style:family="graphic" style:parent-style-name="objectwithoutfill">
      <style:graphic-properties draw:stroke="dash" draw:stroke-dash="Ultrafine_20_2_20_Dots_20_3_20_Dashes" svg:stroke-width="0.028cm" svg:stroke-color="#f3f4f5" draw:marker-start-width="0.242cm" draw:marker-end-width="0.242cm" draw:fill="solid" draw:textarea-vertical-align="middle" fo:padding-top="0.139cm" fo:padding-bottom="0.139cm" fo:padding-left="0.264cm" fo:padding-right="0.264cm"/>
    </style:style>
    <style:style style:name="gr12" style:family="graphic" style:parent-style-name="objectwithoutfill">
      <style:graphic-properties draw:stroke="dash" draw:stroke-dash="_32__20_Dots_20_1_20_Dash" svg:stroke-width="0.028cm" svg:stroke-color="#f3f4f5" draw:marker-start-width="0.242cm" draw:marker-end-width="0.242cm" draw:fill="solid" draw:textarea-vertical-align="middle" fo:padding-top="0.139cm" fo:padding-bottom="0.139cm" fo:padding-left="0.264cm" fo:padding-right="0.264cm"/>
    </style:style>
    <style:style style:name="gr13" style:family="graphic" style:parent-style-name="standard">
      <style:graphic-properties svg:stroke-color="#1f2c4c" draw:fill="none" draw:textarea-horizontal-align="justify" draw:textarea-vertical-align="middle" draw:auto-grow-height="false" fo:min-height="4.68cm" fo:min-width="4.33cm"/>
      <style:paragraph-properties style:writing-mode="lr-tb"/>
    </style:style>
    <style:style style:name="gr14" style:family="graphic" style:parent-style-name="standard">
      <style:graphic-properties draw:stroke="none" draw:fill-color="#a0d2c9" draw:textarea-horizontal-align="justify" draw:textarea-vertical-align="middle" draw:auto-grow-height="false" fo:min-height="0.6cm" fo:min-width="0.632cm" draw:shadow="hidden"/>
    </style:style>
    <style:style style:name="gr15" style:family="graphic" style:parent-style-name="objectwithoutfill">
      <style:graphic-properties draw:stroke="dash" draw:stroke-dash="Ultrafine_20_2_20_Dots_20_3_20_Dashes" svg:stroke-width="0.028cm" svg:stroke-color="#1f2c4c" draw:marker-start-width="0.242cm" draw:marker-end-width="0.242cm" draw:fill="solid" draw:textarea-vertical-align="middle" fo:padding-top="0.139cm" fo:padding-bottom="0.139cm" fo:padding-left="0.264cm" fo:padding-right="0.264cm"/>
    </style:style>
    <style:style style:name="gr16" style:family="graphic" style:parent-style-name="objectwithoutfill">
      <style:graphic-properties draw:stroke="dash" draw:stroke-dash="_32__20_Dots_20_1_20_Dash" svg:stroke-width="0.028cm" svg:stroke-color="#1f2c4c" draw:marker-start-width="0.242cm" draw:marker-end-width="0.242cm" draw:fill="solid" draw:textarea-vertical-align="middle" fo:padding-top="0.139cm" fo:padding-bottom="0.139cm" fo:padding-left="0.264cm" fo:padding-right="0.264cm"/>
    </style:style>
    <style:style style:name="gr17" style:family="graphic" style:parent-style-name="standard">
      <style:graphic-properties draw:stroke="none" svg:stroke-color="#000000" draw:fill="solid" draw:fill-color="#ffffff" draw:opacity="100%" draw:textarea-vertical-align="middle" draw:auto-grow-height="true" draw:auto-grow-width="false" fo:max-height="0cm" fo:min-height="1.15cm"/>
      <style:paragraph-properties style:writing-mode="lr-tb"/>
    </style:style>
    <style:style style:name="pr1" style:family="presentation" style:parent-style-name="Standard-title">
      <style:graphic-properties draw:auto-grow-height="true" fo:min-height="4.957cm"/>
      <style:paragraph-properties style:writing-mode="lr-tb"/>
    </style:style>
    <style:style style:name="pr2" style:family="presentation" style:parent-style-name="Standard-subtitle">
      <style:graphic-properties draw:fill-color="#ffffff" draw:textarea-vertical-align="top" draw:auto-grow-height="true" fo:min-height="17.224cm"/>
      <style:paragraph-properties style:writing-mode="lr-tb"/>
    </style:style>
    <style:style style:name="pr3" style:family="presentation" style:parent-style-name="Standard-notes">
      <style:graphic-properties draw:fill-color="#ffffff" draw:auto-grow-height="true" fo:min-height="13.364cm"/>
      <style:paragraph-properties style:writing-mode="lr-tb"/>
    </style:style>
    <style:style style:name="pr4" style:family="presentation" style:parent-style-name="Standard-title">
      <style:graphic-properties fo:min-height="2.216cm"/>
      <style:paragraph-properties style:writing-mode="lr-tb"/>
    </style:style>
    <style:style style:name="pr5" style:family="presentation" style:parent-style-name="Standard-outline1" style:list-style-name="L3">
      <style:graphic-properties fo:min-height="16.974cm"/>
      <style:paragraph-properties style:writing-mode="lr-tb"/>
    </style:style>
    <style:style style:name="pr6" style:family="presentation" style:parent-style-name="Standard-notes">
      <style:graphic-properties draw:fill-color="#ffffff" fo:min-height="13.364cm"/>
      <style:paragraph-properties style:writing-mode="lr-tb"/>
    </style:style>
    <style:style style:name="pr7" style:family="presentation" style:parent-style-name="Standard-outline1" style:list-style-name="L3">
      <style:graphic-properties fo:min-height="16.974cm"/>
      <style:paragraph-properties style:writing-mode="lr-tb"/>
    </style:style>
    <style:style style:name="pr8" style:family="presentation" style:parent-style-name="Standard-outline1" style:list-style-name="L3">
      <style:graphic-properties fo:min-height="16.974cm"/>
      <style:paragraph-properties style:writing-mode="lr-tb"/>
    </style:style>
    <style:style style:name="pr9" style:family="presentation" style:parent-style-name="Standard-outline1" style:list-style-name="L3">
      <style:graphic-properties fo:min-height="16.974cm"/>
      <style:paragraph-properties style:writing-mode="lr-tb"/>
    </style:style>
    <style:style style:name="pr10" style:family="presentation" style:parent-style-name="Standard-outline1" style:list-style-name="L3">
      <style:graphic-properties fo:min-height="16.974cm"/>
      <style:paragraph-properties style:writing-mode="lr-tb"/>
    </style:style>
    <style:style style:name="pr11" style:family="presentation" style:parent-style-name="Standard-outline1" style:list-style-name="L3">
      <style:graphic-properties fo:min-height="16.974cm"/>
      <style:paragraph-properties style:writing-mode="lr-tb"/>
    </style:style>
    <style:style style:name="pr12" style:family="presentation" style:parent-style-name="Standard-outline1" style:list-style-name="L3">
      <style:graphic-properties fo:min-height="16.974cm"/>
      <style:paragraph-properties style:writing-mode="lr-tb"/>
    </style:style>
    <style:style style:name="pr13" style:family="presentation" style:parent-style-name="Standard-outline1" style:list-style-name="L3">
      <style:graphic-properties fo:min-height="16.974cm"/>
      <style:paragraph-properties style:writing-mode="lr-tb"/>
    </style:style>
    <style:style style:name="pr14" style:family="presentation" style:parent-style-name="Standard-outline1" style:list-style-name="L3">
      <style:graphic-properties fo:min-height="16.974cm"/>
      <style:paragraph-properties style:writing-mode="lr-tb"/>
    </style:style>
    <style:style style:name="pr15" style:family="presentation" style:parent-style-name="Standard-outline1" style:list-style-name="L3">
      <style:graphic-properties fo:min-height="16.974cm"/>
      <style:paragraph-properties style:writing-mode="lr-tb"/>
    </style:style>
    <style:style style:name="pr16" style:family="presentation" style:parent-style-name="Standard-outline1" style:list-style-name="L3">
      <style:graphic-properties fo:min-height="16.974cm"/>
      <style:paragraph-properties style:writing-mode="lr-tb"/>
    </style:style>
    <style:style style:name="P1" style:family="paragraph">
      <style:paragraph-properties style:writing-mode="lr-tb"/>
      <style:text-properties style:font-name="Avenir Black"/>
    </style:style>
    <style:style style:name="P2" style:family="paragraph">
      <style:paragraph-properties fo:text-align="start"/>
    </style:style>
    <style:style style:name="P3" style:family="paragraph">
      <style:paragraph-properties fo:margin-left="0cm" fo:margin-right="0cm" fo:text-align="start" fo:text-indent="0cm"/>
    </style:style>
    <style:style style:name="P4" style:family="paragraph">
      <loext:graphic-properties draw:fill-color="#ffffff"/>
      <style:paragraph-properties fo:text-align="start" style:writing-mode="lr-tb"/>
      <style:text-properties fo:font-size="13pt" style:font-size-asian="13pt" style:font-size-complex="13pt"/>
    </style:style>
    <style:style style:name="P5" style:family="paragraph">
      <loext:graphic-properties draw:fill-color="#ffffff"/>
      <style:paragraph-properties style:writing-mode="lr-tb"/>
    </style:style>
    <style:style style:name="P6" style:family="paragraph">
      <loext:graphic-properties draw:fill-color="#edeef0"/>
      <style:paragraph-properties fo:text-align="center"/>
    </style:style>
    <style:style style:name="P7" style:family="paragraph">
      <style:paragraph-properties fo:text-align="start" style:writing-mode="lr-tb"/>
      <style:text-properties style:font-name="Avenir Black" fo:font-size="40pt" style:font-size-asian="40pt" style:font-size-complex="40pt"/>
    </style:style>
    <style:style style:name="P8" style:family="paragraph">
      <style:text-properties fo:hyphenate="false"/>
    </style:style>
    <style:style style:name="P9" style:family="paragraph">
      <style:paragraph-properties fo:margin-top="0cm" fo:margin-bottom="0cm"/>
      <style:text-properties fo:hyphenate="false"/>
    </style:style>
    <style:style style:name="P10" style:family="paragraph">
      <style:paragraph-properties fo:margin-left="0cm" fo:margin-right="0cm" fo:text-indent="0cm" style:writing-mode="lr-tb"/>
      <style:text-properties style:font-name="Avenir LT Std3" fo:font-size="14pt" style:font-size-asian="14pt" style:font-size-complex="14pt" fo:hyphenate="false"/>
    </style:style>
    <style:style style:name="P11" style:family="paragraph">
      <loext:graphic-properties draw:fill-color="#1f2c4c"/>
      <style:paragraph-properties fo:text-align="center" style:writing-mode="lr-tb"/>
    </style:style>
    <style:style style:name="P12" style:family="paragraph">
      <loext:graphic-properties draw:fill-color="#55bbab"/>
      <style:paragraph-properties fo:text-align="center"/>
    </style:style>
    <style:style style:name="P13" style:family="paragraph">
      <style:paragraph-properties fo:text-align="end"/>
    </style:style>
    <style:style style:name="P14" style:family="paragraph">
      <loext:graphic-properties draw:fill="none" draw:fill-color="#ffffff"/>
      <style:paragraph-properties fo:text-align="end" style:writing-mode="lr-tb"/>
      <style:text-properties fo:color="#f3f4f5" style:font-name="Avenir LT Std3"/>
    </style:style>
    <style:style style:name="P15" style:family="paragraph">
      <loext:graphic-properties draw:fill="solid" draw:fill-color="#edeef0"/>
      <style:paragraph-properties fo:text-align="center"/>
    </style:style>
    <style:style style:name="P16" style:family="paragraph">
      <loext:graphic-properties draw:fill="solid" draw:fill-color="#a0d2c9" draw:opacity="100%"/>
      <style:paragraph-properties style:writing-mode="lr-tb"/>
      <style:text-properties fo:color="#f3f4f5" style:font-name="Avenir LT Std3" fo:font-size="10pt" style:font-size-asian="10pt" style:font-size-complex="10pt"/>
    </style:style>
    <style:style style:name="P17" style:family="paragraph">
      <style:paragraph-properties fo:text-align="start" style:writing-mode="lr-tb"/>
      <style:text-properties style:font-name="Avenir Black" fo:font-size="39pt" style:font-size-asian="39pt" style:font-size-complex="39pt"/>
    </style:style>
    <style:style style:name="P18" style:family="paragraph">
      <style:paragraph-properties fo:text-align="justify"/>
      <style:text-properties fo:hyphenate="false"/>
    </style:style>
    <style:style style:name="P19" style:family="paragraph">
      <style:paragraph-properties fo:margin-top="0cm" fo:margin-bottom="0cm" fo:text-align="justify"/>
      <style:text-properties fo:hyphenate="false"/>
    </style:style>
    <style:style style:name="P20" style:family="paragraph">
      <style:paragraph-properties fo:margin-left="0cm" fo:margin-right="0cm" fo:text-align="justify" fo:text-indent="0cm" style:writing-mode="lr-tb"/>
      <style:text-properties style:font-name="Avenir LT Std3" fo:font-size="14pt" style:font-size-asian="14pt" style:font-size-complex="14pt" fo:hyphenate="false"/>
    </style:style>
    <style:style style:name="P21" style:family="paragraph">
      <loext:graphic-properties draw:fill="solid"/>
      <style:paragraph-properties fo:text-align="center"/>
    </style:style>
    <style:style style:name="P22" style:family="paragraph">
      <loext:graphic-properties draw:fill="none"/>
      <style:paragraph-properties fo:text-align="start"/>
      <style:text-properties fo:color="#7d808a" style:font-name="Avenir LT Std3" fo:font-size="13pt" style:font-size-asian="13pt" style:font-size-complex="13pt"/>
    </style:style>
    <style:style style:name="P23" style:family="paragraph">
      <style:paragraph-properties fo:margin-left="0cm" fo:margin-right="0cm" fo:margin-top="0cm" fo:margin-bottom="0cm" fo:text-indent="0cm">
        <style:tab-stops/>
      </style:paragraph-properties>
      <style:text-properties fo:hyphenate="false"/>
    </style:style>
    <style:style style:name="P24" style:family="paragraph">
      <loext:graphic-properties draw:fill-color="#a0d2c9"/>
      <style:paragraph-properties fo:text-align="center"/>
    </style:style>
    <style:style style:name="P25" style:family="paragraph">
      <style:text-properties fo:color="#4b5164"/>
    </style:style>
    <style:style style:name="P26" style:family="paragraph">
      <loext:graphic-properties draw:fill="solid" draw:fill-color="#ffffff" draw:opacity="100%"/>
      <style:paragraph-properties style:writing-mode="lr-tb"/>
      <style:text-properties fo:color="#4b5164" style:font-name="Avenir LT Std3" fo:font-size="10pt" style:font-size-asian="10pt" style:font-size-complex="10pt"/>
    </style:style>
    <style:style style:name="P27" style:family="paragraph">
      <style:paragraph-properties fo:text-align="start"/>
      <style:text-properties fo:font-size="18pt"/>
    </style:style>
    <style:style style:name="P28" style:family="paragraph">
      <loext:graphic-properties draw:fill="none" draw:fill-color="#ffffff"/>
      <style:paragraph-properties fo:text-align="start" style:writing-mode="lr-tb"/>
      <style:text-properties fo:color="#f3f4f5" style:font-name="Avenir LT Std3" fo:font-size="18pt"/>
    </style:style>
    <style:style style:name="P29" style:family="paragraph">
      <loext:graphic-properties draw:fill-color="#ffffff"/>
      <style:paragraph-properties style:writing-mode="lr-tb"/>
      <style:text-properties fo:font-size="20pt"/>
    </style:style>
    <style:style style:name="P30" style:family="paragraph">
      <style:paragraph-properties fo:text-align="end"/>
      <style:text-properties fo:font-size="18pt"/>
    </style:style>
    <style:style style:name="P31" style:family="paragraph">
      <loext:graphic-properties draw:fill="none" draw:fill-color="#ffffff"/>
      <style:paragraph-properties fo:text-align="end" style:writing-mode="lr-tb"/>
      <style:text-properties fo:color="#f3f4f5" style:font-name="Avenir LT Std3" fo:font-size="18pt"/>
    </style:style>
    <style:style style:name="P32" style:family="paragraph">
      <style:text-properties fo:color="#4b5164" fo:font-size="10pt"/>
    </style:style>
    <style:style style:name="P33" style:family="paragraph">
      <loext:graphic-properties draw:fill="none" draw:fill-color="#ffffff"/>
      <style:paragraph-properties fo:text-align="start" style:writing-mode="lr-tb"/>
      <style:text-properties fo:color="#f3f4f5" style:font-name="Avenir LT Std3"/>
    </style:style>
    <style:style style:name="T1" style:family="text">
      <style:text-properties style:font-name="Avenir Black"/>
    </style:style>
    <style:style style:name="T2" style:family="text">
      <style:text-properties style:font-name="Avenir LT Std3" fo:font-size="13pt" fo:font-weight="bold" style:font-size-asian="13pt" style:font-weight-asian="bold" style:font-size-complex="13pt" style:font-weight-complex="bold"/>
    </style:style>
    <style:style style:name="T3" style:family="text">
      <style:text-properties style:font-name="Avenir LT Std3" fo:font-size="13pt" style:font-size-asian="13pt" style:font-size-complex="13pt"/>
    </style:style>
    <style:style style:name="T4" style:family="text">
      <style:text-properties style:font-name="DejaVu Sans1" fo:font-size="13pt" style:font-name-asian="DejaVu Sans1" style:font-size-asian="13pt" style:font-name-complex="DejaVu Sans1" style:font-size-complex="13pt"/>
    </style:style>
    <style:style style:name="T5" style:family="text">
      <style:text-properties style:font-name="Avenir Black" fo:font-size="13pt" style:font-size-asian="13pt" style:font-size-complex="13pt"/>
    </style:style>
    <style:style style:name="T6" style:family="text">
      <style:text-properties style:font-name="Noto Sans1" fo:font-size="13pt" style:font-size-asian="13pt" style:font-size-complex="13pt"/>
    </style:style>
    <style:style style:name="T7" style:family="text">
      <style:text-properties fo:font-variant="normal" fo:text-transform="none" style:use-window-font-color="true" style:text-outline="false" style:text-line-through-style="none" style:text-line-through-type="none" style:font-name="Avenir LT Std3" fo:font-size="13pt" fo:font-style="normal" fo:text-shadow="none" style:text-underline-style="none" fo:font-weight="normal" style:letter-kerning="true" fo:background-color="transparent" style:font-name-asian="Noto Sans CJK SC" style:font-size-asian="13pt" style:font-style-asian="normal" style:font-weight-asian="normal" style:font-name-complex="Lohit Devanagari" style:font-size-complex="13pt" style:font-style-complex="normal" style:font-weight-complex="normal" style:text-emphasize="none" style:font-relief="none" style:text-overline-style="none" style:text-overline-color="font-color"/>
    </style:style>
    <style:style style:name="T8" style:family="text">
      <style:text-properties style:font-name="Avenir LT Std3" fo:font-size="13pt" fo:background-color="#55bbab" style:font-size-asian="13pt" style:font-size-complex="13pt"/>
    </style:style>
    <style:style style:name="T9" style:family="text">
      <style:text-properties style:font-name="Avenir LT Std3" fo:font-size="13pt" fo:background-color="#7bc5b8" style:font-size-asian="13pt" style:font-size-complex="13pt"/>
    </style:style>
    <style:style style:name="T10" style:family="text">
      <style:text-properties style:font-name="Avenir LT Std3" fo:font-size="13pt" fo:background-color="#a0d2c9" style:font-size-asian="13pt" style:font-size-complex="13pt"/>
    </style:style>
    <style:style style:name="T11" style:family="text">
      <style:text-properties style:font-name="Avenir LT Std3" fo:font-size="13pt" fo:background-color="#1f2c4c" style:font-size-asian="13pt" style:font-size-complex="13pt"/>
    </style:style>
    <style:style style:name="T12" style:family="text">
      <style:text-properties style:font-name="Avenir LT Std3" fo:font-size="13pt" fo:background-color="#4b5164" style:font-size-asian="13pt" style:font-size-complex="13pt"/>
    </style:style>
    <style:style style:name="T13" style:family="text">
      <style:text-properties style:font-name="Avenir LT Std3" fo:font-size="13pt" fo:background-color="#7d808a" style:font-size-asian="13pt" style:font-size-complex="13pt"/>
    </style:style>
    <style:style style:name="T14" style:family="text">
      <style:text-properties style:font-name="Avenir LT Std3" fo:font-size="13pt" fo:background-color="#edeef0" style:font-size-asian="13pt" style:font-size-complex="13pt"/>
    </style:style>
    <style:style style:name="T15" style:family="text">
      <style:text-properties style:font-name="Avenir LT Std3" fo:font-size="13pt" fo:background-color="#f3f4f5" style:font-size-asian="13pt" style:font-size-complex="13pt"/>
    </style:style>
    <style:style style:name="T16" style:family="text">
      <style:text-properties fo:color="#1f2c4c" style:font-name="Avenir LT Std3" fo:font-size="13pt" style:font-size-asian="13pt" style:font-size-complex="13pt"/>
    </style:style>
    <style:style style:name="T17" style:family="text">
      <style:text-properties fo:color="#4b5164" style:font-name="Avenir LT Std3" fo:font-size="13pt" style:font-size-asian="13pt" style:font-size-complex="13pt"/>
    </style:style>
    <style:style style:name="T18" style:family="text">
      <style:text-properties style:font-name="Avenir Black" fo:font-size="40pt" style:font-size-asian="40pt" style:font-size-complex="40pt"/>
    </style:style>
    <style:style style:name="T19" style:family="text">
      <style:text-properties fo:color="#1f2c4c" style:font-name="Avenir LT Std3" fo:font-size="18pt" fo:font-weight="bold" style:font-name-asian="Noto Sans2" style:font-size-asian="18pt" style:font-weight-asian="bold" style:font-name-complex="Noto Sans2" style:font-size-complex="18pt" style:font-weight-complex="bold"/>
    </style:style>
    <style:style style:name="T20" style:family="text">
      <style:text-properties fo:color="#1f2c4c" style:font-name="Avenir LT Std3" fo:font-size="14pt" fo:font-weight="bold" style:font-name-asian="Noto Sans2" style:font-size-asian="14pt" style:font-weight-asian="bold" style:font-name-complex="Noto Sans2" style:font-size-complex="14pt" style:font-weight-complex="bold"/>
    </style:style>
    <style:style style:name="T21" style:family="text">
      <style:text-properties fo:color="#1f2c4c" style:font-name="Avenir LT Std3" fo:font-size="14pt" fo:font-weight="bold" style:font-size-asian="14pt" style:font-weight-asian="bold" style:font-size-complex="14pt" style:font-weight-complex="bold"/>
    </style:style>
    <style:style style:name="T22" style:family="text">
      <style:text-properties fo:color="#1f2c4c" style:font-name="Avenir LT Std3" fo:font-size="14pt" style:font-size-asian="14pt" style:font-size-complex="14pt"/>
    </style:style>
    <style:style style:name="T23" style:family="text">
      <style:text-properties fo:color="#4b5164" style:font-name="Avenir LT Std3" fo:font-size="14pt" style:font-size-asian="14pt" style:font-size-complex="14pt"/>
    </style:style>
    <style:style style:name="T24" style:family="text">
      <style:text-properties style:font-name="Avenir LT Std3" fo:font-size="14pt" style:font-size-asian="14pt" style:font-size-complex="14pt"/>
    </style:style>
    <style:style style:name="T25" style:family="text">
      <style:text-properties fo:color="#f3f4f5" style:font-name="Avenir LT Std3"/>
    </style:style>
    <style:style style:name="T26" style:family="text">
      <style:text-properties fo:color="#f3f4f5" style:font-name="Avenir LT Std3" fo:font-size="10pt" style:font-size-asian="10pt" style:font-size-complex="10pt"/>
    </style:style>
    <style:style style:name="T27" style:family="text">
      <style:text-properties fo:color="#f3f4f5" style:font-name="Noto Sans2" fo:font-size="10pt" style:font-name-asian="Noto Sans2" style:font-size-asian="10pt" style:font-name-complex="Noto Sans2" style:font-size-complex="10pt"/>
    </style:style>
    <style:style style:name="T28" style:family="text">
      <style:text-properties style:font-name="Avenir Black" fo:font-size="39pt" style:font-size-asian="39pt" style:font-size-complex="39pt"/>
    </style:style>
    <style:style style:name="T29" style:family="text">
      <style:text-properties fo:color="#7d808a" style:font-name="Avenir LT Std3" fo:font-size="13pt" style:font-size-asian="13pt" style:font-size-complex="13pt"/>
    </style:style>
    <style:style style:name="T30" style:family="text">
      <style:text-properties fo:color="#55bbab" style:font-name="Avenir Black" fo:font-size="26pt" style:font-size-asian="26pt" style:font-size-complex="26pt"/>
    </style:style>
    <style:style style:name="T31" style:family="text">
      <style:text-properties fo:color="#4b5164" style:font-name="Avenir LT Std3" fo:font-size="10pt" style:font-size-asian="10pt" style:font-size-complex="10pt"/>
    </style:style>
    <style:style style:name="T32" style:family="text">
      <style:text-properties fo:color="#4b5164" style:font-name="Noto Sans2" fo:font-size="10pt" style:font-name-asian="Noto Sans2" style:font-size-asian="10pt" style:font-name-complex="Noto Sans2"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a0d2c9"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number text:level="1" style:num-suffix=")" style:num-format="1">
        <style:list-level-properties text:space-before="0.3cm" text:min-label-width="0.9cm"/>
        <style:text-properties fo:color="#a0d2c9"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Standard" presentation:presentation-page-layout-name="AL1T0">
        <draw:frame presentation:style-name="pr1" draw:text-style-name="P1" draw:layer="layout" svg:width="18.899cm" svg:height="4.957cm" svg:x="1.05cm" svg:y="1.184cm" presentation:class="title">
          <draw:text-box>
            <text:p><text:span text:style-name="T1">TEST</text:span></text:p>
          </draw:text-box>
        </draw:frame>
        <draw:frame presentation:style-name="pr2" draw:text-style-name="P4" draw:layer="layout" svg:width="18.899cm" svg:height="17.224cm" svg:x="1.05cm" svg:y="6.948cm" presentation:class="subtitle">
          <draw:text-box>
            <text:p text:style-name="P2"><text:span text:style-name="T2">Polices :</text:span></text:p>
            <text:p text:style-name="P2"><text:span text:style-name="T3">Taille par défaut : 13</text:span></text:p>
            <text:p text:style-name="P2"><text:span text:style-name="T3">Les polices sont par défaut incluses dans le fichier texte. Utilisation d’open office Impress </text:span><text:span text:style-name="T3">plutôt que Writer juste pour le style</text:span><text:span text:style-name="T4">☻</text:span><text:span text:style-name="T5"><text:line-break/></text:span><text:span text:style-name="T5"/></text:p>
            <text:p text:style-name="P2"><text:span text:style-name="T5">Avenir Black (GRAND TITRE)</text:span></text:p>
            <text:p text:style-name="P2"><text:span text:style-name="T3">Avenir (par défaut)</text:span></text:p>
            <text:p text:style-name="P2"><text:span text:style-name="T6">Noto-Sans (???)</text:span></text:p>
            <text:p text:style-name="P2"><text:span text:style-name="T3"/></text:p>
            <text:p text:style-name="P2"><text:span text:style-name="T3">Contenu attendu : 5 à 10 pages (facilement faisable)</text:span></text:p>
            <text:p text:style-name="P2"><text:span text:style-name="T3">Page de couverture(1), index(2)</text:span></text:p>
            <text:p text:style-name="P3"><text:span text:style-name="T7">Groupe, Ambiance (3)</text:span></text:p>
            <text:p text:style-name="P3"><text:span text:style-name="T7">Présentation du projet (4+)</text:span></text:p>
            <text:p text:style-name="P2"><text:span text:style-name="T3">Organisation, Partage du travail (6+)</text:span></text:p>
            <text:p text:style-name="P2"><text:span text:style-name="T3">Fonctionnement du projet (8-9)</text:span></text:p>
            <text:p text:style-name="P2"><text:span text:style-name="T3">Cahier des charges, Calendrier (10+)</text:span></text:p>
            <text:p text:style-name="P2"><text:span text:style-name="T3"/></text:p>
            <text:p text:style-name="P2"><text:span text:style-name="T3"/></text:p>
            <text:p text:style-name="P2"><text:span text:style-name="T3">Couleurs Flat Design : Inspiré des lives d’Octo</text:span></text:p>
            <text:p text:style-name="P2"><text:span text:style-name="T3">Fond clair : </text:span><text:span text:style-name="T8">Primaire (55bbab)</text:span><text:span text:style-name="T3"> </text:span><text:span text:style-name="T9">Secondaire (7bc5b8)</text:span><text:span text:style-name="T3"> </text:span><text:span text:style-name="T10">Tertiaire (a0d2c9)</text:span></text:p>
            <text:p text:style-name="P2"><text:span text:style-name="T3">Fond noir : </text:span><text:span text:style-name="T11">Primaire (1f2c4c)</text:span><text:span text:style-name="T3"> </text:span><text:span text:style-name="T12">Secondaire (4b5164)</text:span><text:span text:style-name="T3"> </text:span><text:span text:style-name="T13">Tertiaire (7d808a)</text:span></text:p>
            <text:p text:style-name="P2"><text:span text:style-name="T14">Gris 4 (edeef0)</text:span><text:span text:style-name="T3"> </text:span><text:span text:style-name="T15">Gris 5 (f3f4f5)</text:span><text:span text:style-name="T3"> [Ne sera probablement pas utilisé car trop peu visible]</text:span></text:p>
            <text:p text:style-name="P2"><text:span text:style-name="T3">Écriture : </text:span><text:span text:style-name="T16">Bleu (1f2c4c)</text:span><text:span text:style-name="T3"> </text:span><text:span text:style-name="T17">Gris (4b5164)</text:span></text:p>
            <text:p text:style-name="P2"><text:span text:style-name="T3">Le blanc reste blanc :shrug:</text:span></text:p>
            <text:p text:style-name="P2"><text:span text:style-name="T3"/></text:p>
            <text:p text:style-name="P2"><text:span text:style-name="T3"/></text:p>
            <text:p text:style-name="P2"><text:span text:style-name="T3"/></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Standard" presentation:presentation-page-layout-name="AL2T3">
        <draw:custom-shape draw:style-name="gr2" draw:text-style-name="P6" draw:layer="layout" svg:width="21.2cm" svg:height="27cm" svg:x="1.901cm" svg:y="1.6cm">
          <text:p/>
          <draw:enhanced-geometry svg:viewBox="0 0 21600 21600" draw:path-stretchpoint-x="10800" draw:path-stretchpoint-y="10800" draw:text-areas="?f3 ?f4 ?f5 ?f6" draw:type="round-rectangle" draw:modifiers="1220.897419600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7" draw:layer="layout" svg:width="17.949cm" svg:height="2.216cm" svg:x="3.9cm" svg:y="2.884cm" presentation:class="title" presentation:user-transformed="true">
          <draw:text-box>
            <text:p text:style-name="P2"><text:span text:style-name="T18">INDEX</text:span></text:p>
          </draw:text-box>
        </draw:frame>
        <draw:frame presentation:style-name="pr5" draw:text-style-name="P10" draw:layer="layout" svg:width="9.222cm" svg:height="22.7cm" svg:x="3.85cm" svg:y="5.5cm" presentation:class="outline" presentation:user-transformed="true">
          <draw:text-box>
            <text:p text:style-name="P8"><text:span text:style-name="T19">⌾</text:span><text:span text:style-name="T20"> </text:span><text:span text:style-name="T21">Contenu article</text:span></text:p>
            <text:p text:style-name="P9"><text:span text:style-name="T22">Page de gauche (diapo pair)</text:span></text:p>
            <text:p text:style-name="P9"><text:span text:style-name="T22"/></text:p>
            <text:p text:style-name="P9"><text:span text:style-name="T22">Texte important en bleu :</text:span></text:p>
            <text:p text:style-name="P9"><text:span text:style-name="T22">Lorem ipsum dolor sit amet, consectetur adipiscing elit. Nulla pretium luctus augue, ac semper elit. Ut faucibus risus in diam facilisis, vel posuere magna elementum. Aliquam eget fermentum lorem. Vivamus vel urna risus. Phasellus lacinia odio ipsum, sed varius dui iaculis ac. Fusce mollis nulla et lorem aliquet mollis. Phasellus eu fermentum mi. Praesent sed est lorem. </text:span></text:p>
            <text:p text:style-name="P9"><text:span text:style-name="T22"/></text:p>
            <text:p text:style-name="P9"><text:span text:style-name="T23">Paragraphe de blabla en gris #4B… :</text:span></text:p>
            <text:p text:style-name="P9"><text:span text:style-name="T23"/></text:p>
            <text:p text:style-name="P9"><text:span text:style-name="T23">Lorem ipsum dolor sit amet, consectetur adipiscing elit. Nulla pretium luctus augue, ac semper elit. Ut faucibus risus in diam facilisis, vel posuere magna elementum. Aliquam eget fermentum lorem. Vivamus vel urna risus. Phasellus lacinia odio ipsum, sed varius dui iaculis ac. Fusce mollis nulla et lorem aliquet mollis. Phasellus eu fermentum mi. Praesent sed est lorem. </text:span></text:p>
            <text:p text:style-name="P9"><text:span text:style-name="T23"/></text:p>
            <text:p text:style-name="P9"><text:span text:style-name="T23"/></text:p>
            <text:p text:style-name="P9"><text:span text:style-name="T23">Ut rutrum lobortis dolor, nec convallis libero sagittis sed. Sed faucibus magna justo, a facilisis tellus dapibus et. Pellentesque ultrices pulvinar turpis, vitae maximus tortor ornare ac. Aenean rutrum vel lectus in malesuada. Etiam vestibulum lectus et sollicitudin bibendum. Fusce tincidunt cursus vehicula.</text:span></text:p>
            <text:p text:style-name="P9"><text:span text:style-name="T23"/></text:p>
            <text:p text:style-name="P9"><text:span text:style-name="T23">Aenean lorem sapien, sollicitudin ac ipsum in, facilisis fringilla purus. Vivamus nec blandit lectus. Phasellus non ante quam. Nulla vitae vestibulum risus. Vivamus fringilla vehicula massa. Curabitur commodo nunc quis imperdiet ornare.</text:span></text:p>
            <text:p text:style-name="P9"><text:span text:style-name="T24"/></text:p>
          </draw:text-box>
        </draw:frame>
        <draw:custom-shape draw:style-name="gr3" draw:text-style-name="P11" draw:layer="layout" svg:width="1.85cm" svg:height="1.4cm" draw:transform="rotate (-1.5707963267949) translate (1.4cm 1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draw:layer="layout" svg:width="1.8cm" svg:height="0.6cm" svg:x="1.9cm" svg:y="3.4cm">
          <text:p/>
          <draw:enhanced-geometry svg:viewBox="0 0 21600 21600" draw:type="rectangle" draw:enhanced-path="M 0 0 L 21600 0 21600 21600 0 21600 0 0 Z N"/>
        </draw:custom-shape>
        <draw:frame draw:style-name="gr5" draw:text-style-name="P14" draw:layer="layout" svg:width="1cm" svg:height="0.962cm" svg:x="0cm" svg:y="14.269cm">
          <draw:text-box>
            <text:p text:style-name="P13"><text:span text:style-name="T25"><text:page-number>&lt;numéro&gt;</text:page-number></text:span></text:p>
          </draw:text-box>
        </draw:frame>
        <draw:custom-shape draw:style-name="gr6" draw:text-style-name="P6" draw:layer="layout" svg:width="6.8cm" svg:height="4.2cm" svg:x="12.2cm" svg:y="2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7" draw:text-style-name="P15" draw:layer="layout" svg:x1="1cm" svg:y1="0.8cm" svg:x2="21cm" svg:y2="0.8cm">
            <text:p/>
          </draw:line>
          <draw:line draw:style-name="gr8" draw:text-style-name="P15" draw:layer="layout" svg:x1="21cm" svg:y1="0.7cm" svg:x2="1cm" svg:y2="0.7cm">
            <text:p/>
          </draw:line>
        </draw:g>
        <draw:frame draw:style-name="gr9" draw:text-style-name="P16" draw:layer="layout" svg:width="5.4cm" svg:height="1.4cm" svg:x="1cm" svg:y="0cm">
          <draw:text-box>
            <text:p><text:span text:style-name="T26">Display Panel Project </text:span><text:span text:style-name="T27">›</text:span><text:span text:style-name="T26"> Index</text:span></text:p>
          </draw:text-box>
        </draw:frame>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3">
        <draw:custom-shape draw:style-name="gr2" draw:text-style-name="P6" draw:layer="layout" svg:width="21.2cm" svg:height="27cm" svg:x="-1.7cm" svg:y="1.6cm">
          <text:p/>
          <draw:enhanced-geometry svg:viewBox="0 0 21600 21600" draw:path-stretchpoint-x="10800" draw:path-stretchpoint-y="10800" draw:text-areas="?f3 ?f4 ?f5 ?f6" draw:type="round-rectangle" draw:modifiers="1220.897419600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17" draw:layer="layout" svg:width="17.949cm" svg:height="2.216cm" svg:x="2cm" svg:y="2.884cm" presentation:class="title" presentation:user-transformed="true">
          <draw:text-box>
            <text:p text:style-name="P2"><text:span text:style-name="T28">À propos</text:span></text:p>
          </draw:text-box>
        </draw:frame>
        <draw:frame presentation:style-name="pr7" draw:text-style-name="P20" draw:layer="layout" svg:width="9.222cm" svg:height="9.3cm" svg:x="1.95cm" svg:y="5.5cm" presentation:class="outline" presentation:user-transformed="true">
          <draw:text-box>
            <text:p text:style-name="P18"><text:span text:style-name="T19">⌾</text:span><text:span text:style-name="T20"> </text:span><text:span text:style-name="T20">C’est quoi notre projet ?</text:span></text:p>
            <text:p text:style-name="P19"><text:span text:style-name="T22"/></text:p>
            <text:p text:style-name="P19"><text:span text:style-name="T22">Il s’agit d’un panneau d’affichage d’informations pour un établissement scolaire, que l’on pourrait par exemple utiliser dans le hall du lycée afin de donner des nouvelles de la semaine aux élèves ou étudiants.</text:span></text:p>
            <text:p text:style-name="P19"><text:span text:style-name="T22"/></text:p>
            <text:p text:style-name="P19"><text:span text:style-name="T23">Il est composé d’une page d’affichage (celle ouverte sur l’écran du hall) ainsi qu’une page d’administration pour aider à la publication d’informations. Il a été conçu pour faire des modifications facilement et offrir une certaine liberté sur la personnalisation. Nous expliquons son fonctionnement sur son chapitre dédié, situé à la page XX.</text:span></text:p>
            <text:p text:style-name="P19"><text:span text:style-name="T24"/></text:p>
          </draw:text-box>
        </draw:frame>
        <draw:custom-shape draw:style-name="gr3" draw:text-style-name="P11" draw:layer="layout" svg:width="1.85cm" svg:height="1.4cm" draw:transform="rotate (1.5707963267949) translate (19.6cm 15.6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draw:layer="layout" svg:width="1.8cm" svg:height="0.6cm" svg:x="0cm" svg:y="3.4cm">
          <text:p/>
          <draw:enhanced-geometry svg:viewBox="0 0 21600 21600" draw:type="rectangle" draw:enhanced-path="M 0 0 L 21600 0 21600 21600 0 21600 0 0 Z N"/>
        </draw:custom-shape>
        <draw:frame draw:style-name="gr5" draw:text-style-name="P14" draw:layer="layout" svg:width="1cm" svg:height="0.962cm" svg:x="20cm" svg:y="14.269cm">
          <draw:text-box>
            <text:p text:style-name="P13"><text:span text:style-name="T25"><text:page-number>&lt;numéro&gt;</text:page-number></text:span></text:p>
          </draw:text-box>
        </draw:frame>
        <draw:polygon draw:style-name="gr10" draw:text-style-name="P12" draw:layer="layout" svg:width="1.399cm" svg:height="1.399cm" svg:x="2.2cm" svg:y="18.9cm" svg:viewBox="0 0 1400 1400" draw:points="0,1400 0,1000 0,0 400,0 400,1000 1400,1000 1400,1400 400,1400">
          <text:p/>
        </draw:polygon>
        <draw:polygon draw:style-name="gr10" draw:text-style-name="P12" draw:layer="layout" svg:width="1.399cm" svg:height="1.399cm" svg:x="8.2cm" svg:y="15.4cm" svg:viewBox="0 0 1400 1400" draw:points="1400,0 1400,400 1400,1400 1000,1400 1000,400 0,400 0,0 1000,0">
          <text:p/>
        </draw:polygon>
        <draw:g>
          <draw:line draw:style-name="gr11" draw:text-style-name="P21" draw:layer="layout" svg:x1="1cm" svg:y1="0.8cm" svg:x2="21cm" svg:y2="0.8cm">
            <text:p/>
          </draw:line>
          <draw:line draw:style-name="gr12" draw:text-style-name="P21" draw:layer="layout" svg:x1="21cm" svg:y1="0.7cm" svg:x2="1cm" svg:y2="0.7cm">
            <text:p/>
          </draw:line>
        </draw:g>
        <draw:frame draw:style-name="gr9" draw:text-style-name="P16" draw:layer="layout" svg:width="5.8cm" svg:height="1.4cm" svg:x="1cm" svg:y="0cm">
          <draw:text-box>
            <text:p><text:span text:style-name="T26">Display Panel Project </text:span><text:span text:style-name="T27">›</text:span><text:span text:style-name="T26"> À propos</text:span></text:p>
          </draw:text-box>
        </draw:frame>
        <draw:polygon draw:style-name="gr10" draw:text-style-name="P12" draw:layer="layout" svg:width="1.399cm" svg:height="1.399cm" draw:transform="rotate (-3.14159265358979) translate (19.1cm 16.8cm)" svg:viewBox="0 0 1400 1400" draw:points="0,1400 0,1000 0,0 400,0 400,1000 1400,1000 1400,1400 400,1400">
          <text:p/>
        </draw:polygon>
        <draw:polygon draw:style-name="gr10" draw:text-style-name="P12" draw:layer="layout" svg:width="1.399cm" svg:height="1.399cm" draw:transform="rotate (-3.14159265358979) translate (13.1cm 20.3cm)" svg:viewBox="0 0 1400 1400" draw:points="1400,0 1400,400 1400,1400 1000,1400 1000,400 0,400 0,0 1000,0">
          <text:p/>
        </draw:polygon>
        <draw:polygon draw:style-name="gr10" draw:text-style-name="P12" draw:layer="layout" svg:width="1.399cm" svg:height="1.399cm" svg:x="2cm" svg:y="27cm" svg:viewBox="0 0 1400 1400" draw:points="0,1400 0,1000 0,0 400,0 400,1000 1400,1000 1400,1400 400,1400">
          <text:p/>
        </draw:polygon>
        <draw:polygon draw:style-name="gr10" draw:text-style-name="P12" draw:layer="layout" svg:width="1.399cm" svg:height="1.399cm" svg:x="12.6cm" svg:y="21cm" svg:viewBox="0 0 1400 1400" draw:points="1400,0 1400,400 1400,1400 1000,1400 1000,400 0,400 0,0 1000,0">
          <text:p/>
        </draw:polygon>
        <draw:frame presentation:style-name="pr8" draw:text-style-name="P20" draw:layer="layout" svg:width="7.05cm" svg:height="9.3cm" svg:x="12.1cm" svg:y="5.4cm" presentation:class="outline" presentation:user-transformed="true">
          <draw:text-box>
            <text:p text:style-name="P18"><text:span text:style-name="T19">⌾</text:span><text:span text:style-name="T20"> </text:span><text:span text:style-name="T20">L’idée ?</text:span></text:p>
            <text:p text:style-name="P19"><text:span text:style-name="T22"/></text:p>
            <text:p text:style-name="P19"><text:span text:style-name="T22">Le projet d’ISN devait être le plus simple possible, et nous avons essayé de chercher en plus une idée banale mais qui pouvait se montrer bien plus complète qu’il ne le paraît !</text:span></text:p>
            <text:p text:style-name="P19"><text:span text:style-name="T22"/></text:p>
            <text:p text:style-name="P19"><text:span text:style-name="T23">Nous avons remarqué que les panneaux d’affichage de trains étaient codés par une page web. Le panneau du hall de notre lycée étant un peu limité, nous avons voulu lui donner une petite amélioration tout en reposant sur les langages web. Explication page suivante !</text:span></text:p>
            <text:p text:style-name="P19"><text:span text:style-name="T24"/></text:p>
          </draw:text-box>
        </draw:frame>
        <draw:custom-shape draw:style-name="gr13" draw:text-style-name="P22" draw:layer="layout" svg:width="5cm" svg:height="5.1cm" svg:x="14.4cm" svg:y="20.8cm">
          <text:p text:style-name="P2"><text:span text:style-name="T29">1. La page d’édition</text:span></text:p>
          <text:p text:style-name="P2"><text:span text:style-name="T29">d’articles</text:span></text:p>
          <text:p text:style-name="P2"><text:span text:style-name="T29"><text:line-break/></text:span><text:span text:style-name="T29">2. La page de gestion</text:span></text:p>
          <text:p text:style-name="P2"><text:span text:style-name="T29">des comptes</text:span></text:p>
          <text:p text:style-name="P2"><text:span text:style-name="T29"/></text:p>
          <text:p text:style-name="P2"><text:span text:style-name="T29">3. La page d’accueil,</text:span></text:p>
          <text:p text:style-name="P2"><text:span text:style-name="T29">celle qui pourrait</text:span></text:p>
          <text:p text:style-name="P2"><text:span text:style-name="T29">être potentiellement</text:span></text:p>
          <text:p text:style-name="P2"><text:span text:style-name="T29">affichée dans le hall</text:span></text:p>
          <draw:enhanced-geometry svg:viewBox="0 0 21600 21600" draw:path-stretchpoint-x="10800" draw:path-stretchpoint-y="10800" draw:text-areas="?f3 ?f4 ?f5 ?f6" draw:type="round-rectangle" draw:modifiers="1265.506898620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9.798cm" svg:height="11.136cm" svg:x="0.6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3">
        <draw:frame presentation:style-name="pr4" draw:text-style-name="P7" draw:layer="layout" svg:width="17.949cm" svg:height="2.216cm" svg:x="2cm" svg:y="2.884cm" presentation:class="title" presentation:user-transformed="true">
          <draw:text-box>
            <text:p text:style-name="P2"><text:span text:style-name="T18">DÉMARC</text:span><text:span text:style-name="T18">HE ET </text:span><text:span text:style-name="T18">OUTILS</text:span></text:p>
          </draw:text-box>
        </draw:frame>
        <draw:frame presentation:style-name="pr9" draw:text-style-name="P10" draw:layer="layout" svg:width="9.222cm" svg:height="5.7cm" svg:x="1.95cm" svg:y="5.5cm" presentation:class="outline" presentation:user-transformed="true">
          <draw:text-box>
            <text:p text:style-name="P8"><text:span text:style-name="T19">⌾</text:span><text:span text:style-name="T20"> </text:span><text:span text:style-name="T20">Notre équipe</text:span></text:p>
            <text:p text:style-name="P9"><text:span text:style-name="T22"/></text:p>
            <text:p text:style-name="P9"><text:span text:style-name="T22">Nous avons été trois à faire le projet. </text:span><text:span text:style-name="T22">Nous nous présentons ici simplement en </text:span><text:span text:style-name="T22">répondant aux questions ci-contre.</text:span></text:p>
            <text:p text:style-name="P23"><text:span text:style-name="T22"/></text:p>
            <text:p text:style-name="P9"><text:span text:style-name="T23">Nous aurons nos propres pages dédiées </text:span><text:span text:style-name="T23">qui en diront plus sur nous, notre </text:span><text:span text:style-name="T23">ressenti et notre avis sur le projet.</text:span></text:p>
          </draw:text-box>
        </draw:frame>
        <draw:frame presentation:style-name="pr10" draw:text-style-name="P10" draw:layer="layout" svg:width="9.222cm" svg:height="22.714cm" svg:x="11.45cm" svg:y="5.486cm" presentation:class="outline" presentation:user-transformed="true">
          <draw:text-box>
            <text:p text:style-name="P8"><text:span text:style-name="T19">⌾</text:span><text:span text:style-name="T20"> </text:span><text:span text:style-name="T20">Les questions de présentations</text:span></text:p>
            <text:p text:style-name="P9"><text:span text:style-name="T30">1.</text:span><text:span text:style-name="T23"> Qui est-tu ? Quel est le domaine </text:span><text:span text:style-name="T23">que tu maîtrises le mieux en </text:span><text:span text:style-name="T23">informatique ?</text:span></text:p>
            <text:p text:style-name="P9"><text:span text:style-name="T30">2.</text:span><text:span text:style-name="T23"> Quelle utilisation fais-tu avec </text:span><text:span text:style-name="T23">l’informatique ?</text:span></text:p>
            <text:p text:style-name="P9"><text:span text:style-name="T30">3.</text:span><text:span text:style-name="T23"> Que voudrais-tu faire plus tard ?</text:span></text:p>
            <text:p text:style-name="P9"><text:span text:style-name="T30">4.</text:span><text:span text:style-name="T23"> Que penses-tu du projet ?</text:span></text:p>
            <text:p text:style-name="P9"/>
            <text:p text:style-name="P9"><text:span text:style-name="T23"/></text:p>
          </draw:text-box>
        </draw:frame>
        <draw:custom-shape draw:style-name="gr3" draw:text-style-name="P11" draw:layer="layout" svg:width="1.85cm" svg:height="1.4cm" draw:transform="rotate (-1.5707963267949) translate (1.4cm 1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draw:layer="layout" svg:width="1.8cm" svg:height="0.6cm" svg:x="0cm" svg:y="3.4cm">
          <text:p/>
          <draw:enhanced-geometry svg:viewBox="0 0 21600 21600" draw:type="rectangle" draw:enhanced-path="M 0 0 L 21600 0 21600 21600 0 21600 0 0 Z N"/>
        </draw:custom-shape>
        <draw:frame draw:style-name="gr5" draw:text-style-name="P14" draw:layer="layout" svg:width="1cm" svg:height="0.962cm" svg:x="0cm" svg:y="14.269cm">
          <draw:text-box>
            <text:p text:style-name="P13"><text:span text:style-name="T25"><text:page-number>&lt;numéro&gt;</text:page-number></text:span></text:p>
          </draw:text-box>
        </draw:frame>
        <draw:polygon draw:style-name="gr10" draw:text-style-name="P12" draw:layer="layout" svg:width="1.399cm" svg:height="1.399cm" svg:x="11.8cm" svg:y="16.8cm" svg:viewBox="0 0 1400 1400" draw:points="0,1400 0,1000 0,0 400,0 400,1000 1400,1000 1400,1400 400,1400">
          <text:p/>
        </draw:polygon>
        <draw:polygon draw:style-name="gr10" draw:text-style-name="P12" draw:layer="layout" svg:width="1.399cm" svg:height="1.399cm" svg:x="18.2cm" svg:y="13cm" svg:viewBox="0 0 1400 1400" draw:points="1400,0 1400,400 1400,1400 1000,1400 1000,400 0,400 0,0 1000,0">
          <text:p/>
        </draw:polygon>
        <draw:path draw:style-name="gr14" draw:text-style-name="P24" draw:layer="layout" svg:width="1.6cm" svg:height="1.2cm" svg:x="11.8cm" svg:y="18.599cm" svg:viewBox="0 0 1601 1201" svg:d="M1601 601c0 105-37 208-107 300-71 91-172 167-293 220-122 52-260 80-400 80-141 0-279-28-401-80-121-53-222-129-293-220-70-92-107-195-107-300 0-106 37-209 107-301 71-91 172-167 293-220 122-52 260-80 401-80 140 0 278 28 400 80 121 53 222 129 293 220 70 92 107 195 107 301zM533 300c-23 0-46 5-66 13-21 9-37 22-49 37s-18 32-18 50v74 75 102 75 75c0 18 6 35 18 50s28 28 49 37c20 8 43 13 66 13l-38 114 237-114h136 100 99 1c23 0 46-5 66-13 21-9 37-22 49-37s18-32 18-50v-75-75-102-75-75 1c0-18-6-35-18-50s-28-28-49-37c-20-8-43-13-66-13h-100-100-136-100z">
          <text:p/>
        </draw:path>
        <draw:custom-shape draw:style-name="gr6" draw:text-style-name="P6" draw:layer="layout" svg:width="6.8cm" svg:height="4.2cm" svg:x="12.2cm" svg:y="2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5" draw:text-style-name="P21" draw:layer="layout" svg:x1="1cm" svg:y1="0.8cm" svg:x2="21cm" svg:y2="0.8cm">
            <text:p/>
          </draw:line>
          <draw:line draw:style-name="gr16" draw:text-style-name="P21" draw:layer="layout" svg:x1="21cm" svg:y1="0.7cm" svg:x2="1cm" svg:y2="0.7cm">
            <text:p/>
          </draw:line>
        </draw:g>
        <draw:frame draw:style-name="gr17" draw:text-style-name="P26" draw:layer="layout" svg:width="6.8cm" svg:height="1.4cm" svg:x="1cm" svg:y="0cm">
          <draw:text-box>
            <text:p text:style-name="P25"><text:span text:style-name="T31">Displ</text:span><text:span text:style-name="T31">ay </text:span><text:span text:style-name="T31">Panel </text:span><text:span text:style-name="T31">Proje</text:span><text:span text:style-name="T31">ct </text:span><text:span text:style-name="T32">›</text:span><text:span text:style-name="T31"> </text:span><text:span text:style-name="T31">Titre </text:span><text:span text:style-name="T31">du </text:span><text:span text:style-name="T31">chapi</text:span><text:span text:style-name="T31">tre</text:span></text:p>
          </draw:text-box>
        </draw:frame>
        <presentation:notes draw:style-name="dp2">
          <draw:page-thumbnail draw:style-name="gr1" draw:layer="layout" svg:width="19.798cm" svg:height="11.136cm" svg:x="0.6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3">
        <draw:frame presentation:style-name="pr11" draw:text-style-name="P10" draw:layer="layout" svg:width="9.222cm" svg:height="26.6cm" svg:x="0.65cm" svg:y="1.6cm" presentation:class="outline" presentation:user-transformed="true">
          <draw:text-box>
            <text:p text:style-name="P8"><text:span text:style-name="T19">⌾</text:span><text:span text:style-name="T20"> </text:span><text:span text:style-name="T21">Contenu article</text:span></text:p>
            <text:p text:style-name="P9"><text:span text:style-name="T22">Page de gauche (diapo pair)</text:span></text:p>
            <text:p text:style-name="P9"><text:span text:style-name="T22"/></text:p>
            <text:p text:style-name="P9"><text:span text:style-name="T22">Texte important en bleu :</text:span></text:p>
            <text:p text:style-name="P9"><text:span text:style-name="T22">Lorem ipsum dolor sit amet, consectetur adipiscing elit. Nulla pretium luctus augue, ac semper elit. Ut faucibus risus in diam facilisis, vel posuere magna elementum. Aliquam eget fermentum lorem. Vivamus vel urna risus. Phasellus lacinia odio ipsum, sed varius dui iaculis ac. Fusce mollis nulla et lorem aliquet mollis. Phasellus eu fermentum mi. Praesent sed est lorem. </text:span></text:p>
            <text:p text:style-name="P9"><text:span text:style-name="T22"/></text:p>
            <text:p text:style-name="P9"><text:span text:style-name="T23">Paragraphe de blabla en gris #4B… :</text:span></text:p>
            <text:p text:style-name="P9"><text:span text:style-name="T23"/></text:p>
            <text:p text:style-name="P9"><text:span text:style-name="T23">Lorem ipsum dolor sit amet, consectetur adipiscing elit. Nulla pretium luctus augue, ac semper elit. Ut faucibus risus in diam facilisis, vel posuere magna elementum. Aliquam eget fermentum lorem. Vivamus vel urna risus. Phasellus lacinia odio ipsum, sed varius dui iaculis ac. Fusce mollis nulla et lorem aliquet mollis. Phasellus eu fermentum mi. Praesent sed est lorem. </text:span></text:p>
            <text:p text:style-name="P9"><text:span text:style-name="T23"/></text:p>
            <text:p text:style-name="P9"><text:span text:style-name="T23"/></text:p>
            <text:p text:style-name="P9"><text:span text:style-name="T23">Ut rutrum lobortis dolor, nec convallis libero sagittis sed. Sed faucibus magna justo, a facilisis tellus dapibus et. Pellentesque ultrices pulvinar turpis, vitae maximus tortor ornare ac. Aenean rutrum vel lectus in malesuada. Etiam vestibulum lectus et sollicitudin bibendum. Fusce tincidunt cursus vehicula.</text:span></text:p>
            <text:p text:style-name="P9"><text:span text:style-name="T23"/></text:p>
            <text:p text:style-name="P9"><text:span text:style-name="T23">Aenean lorem sapien, sollicitudin ac ipsum in, facilisis fringilla purus. Vivamus nec blandit lectus. Phasellus non ante quam. Nulla vitae vestibulum risus. Vivamus fringilla vehicula massa. Curabitur commodo nunc quis imperdiet ornare.</text:span></text:p>
            <text:p text:style-name="P9"><text:span text:style-name="T24"/></text:p>
          </draw:text-box>
        </draw:frame>
        <draw:frame presentation:style-name="pr12" draw:text-style-name="P10" draw:layer="layout" svg:width="9.222cm" svg:height="26.6cm" svg:x="10.15cm" svg:y="1.6cm" presentation:class="outline" presentation:user-transformed="true">
          <draw:text-box>
            <text:p text:style-name="P8"><text:span text:style-name="T19">⌾</text:span><text:span text:style-name="T20"> </text:span><text:span text:style-name="T21">Contenu article (suite)</text:span></text:p>
            <text:p text:style-name="P9"><text:span text:style-name="T22">Page de gauche (diapo pair)</text:span></text:p>
            <text:p text:style-name="P9"><text:span text:style-name="T22"/></text:p>
            <text:p text:style-name="P9"><text:span text:style-name="T22">Texte important en bleu :</text:span></text:p>
            <text:p text:style-name="P9"><text:span text:style-name="T22"/></text:p>
            <text:p text:style-name="P9"><text:span text:style-name="T23">Paragraphe de blabla en gris #4B…</text:span></text:p>
            <text:p text:style-name="P9"><text:span text:style-name="T30">1.</text:span><text:span text:style-name="T23"> Item</text:span></text:p>
            <text:p text:style-name="P9"><text:span text:style-name="T30">2.</text:span><text:span text:style-name="T23"> Item</text:span></text:p>
            <text:p text:style-name="P9"><text:span text:style-name="T30">3.</text:span><text:span text:style-name="T23"> Item</text:span></text:p>
            <text:p text:style-name="P9"><text:span text:style-name="T23"/></text:p>
          </draw:text-box>
        </draw:frame>
        <draw:custom-shape draw:style-name="gr3" draw:text-style-name="P11" draw:layer="layout" svg:width="1.85cm" svg:height="1.4cm" draw:transform="rotate (1.5707963267949) translate (19.6cm 15.6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 draw:text-style-name="P28" draw:layer="layout" svg:width="1cm" svg:height="0.962cm" svg:x="20cm" svg:y="14.269cm">
          <draw:text-box>
            <text:p text:style-name="P27"><text:span text:style-name="T25"><text:page-number>&lt;numéro&gt;</text:page-number></text:span></text:p>
          </draw:text-box>
        </draw:frame>
        <draw:polygon draw:style-name="gr10" draw:text-style-name="P12" draw:layer="layout" svg:width="1.399cm" svg:height="1.399cm" svg:x="10.5cm" svg:y="16.8cm" svg:viewBox="0 0 1400 1400" draw:points="0,1400 0,1000 0,0 400,0 400,1000 1400,1000 1400,1400 400,1400">
          <text:p/>
        </draw:polygon>
        <draw:polygon draw:style-name="gr10" draw:text-style-name="P12" draw:layer="layout" svg:width="1.399cm" svg:height="1.399cm" svg:x="16.9cm" svg:y="13cm" svg:viewBox="0 0 1400 1400" draw:points="1400,0 1400,400 1400,1400 1000,1400 1000,400 0,400 0,0 1000,0">
          <text:p/>
        </draw:polygon>
        <draw:path draw:style-name="gr14" draw:text-style-name="P24" draw:layer="layout" svg:width="1.6cm" svg:height="1.2cm" svg:x="10.5cm" svg:y="18.599cm" svg:viewBox="0 0 1601 1201" svg:d="M1601 601c0 105-37 208-107 300-71 91-172 167-293 220-122 52-260 80-400 80-141 0-279-28-401-80-121-53-222-129-293-220-70-92-107-195-107-300 0-106 37-209 107-301 71-91 172-167 293-220 122-52 260-80 401-80 140 0 278 28 400 80 121 53 222 129 293 220 70 92 107 195 107 301zM533 300c-23 0-46 5-66 13-21 9-37 22-49 37s-18 32-18 50v74 75 102 75 75c0 18 6 35 18 50s28 28 49 37c20 8 43 13 66 13l-38 114 237-114h136 100 99 1c23 0 46-5 66-13 21-9 37-22 49-37s18-32 18-50v-75-75-102-75-75 1c0-18-6-35-18-50s-28-28-49-37c-20-8-43-13-66-13h-100-100-136-100z">
          <text:p/>
        </draw:path>
        <draw:custom-shape draw:style-name="gr6" draw:text-style-name="P6" draw:layer="layout" svg:width="6.8cm" svg:height="4.2cm" svg:x="10.9cm" svg:y="2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5" draw:text-style-name="P21" draw:layer="layout" svg:x1="0cm" svg:y1="0.8cm" svg:x2="21cm" svg:y2="0.8cm">
            <text:p/>
          </draw:line>
          <draw:line draw:style-name="gr16" draw:text-style-name="P21" draw:layer="layout" svg:x1="21cm" svg:y1="0.7cm" svg:x2="0cm" svg:y2="0.7cm">
            <text:p/>
          </draw:line>
        </draw:g>
        <presentation:notes draw:style-name="dp1">
          <draw:page-thumbnail draw:style-name="gr1" draw:layer="layout" svg:width="19.798cm" svg:height="11.136cm" svg:x="0.6cm" svg:y="2.257cm" draw:page-number="5" presentation:class="page"/>
          <draw:frame presentation:style-name="pr6" draw:text-style-name="P29"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3">
        <draw:frame presentation:style-name="pr4" draw:text-style-name="P7" draw:layer="layout" svg:width="17.949cm" svg:height="2.216cm" svg:x="2cm" svg:y="2.884cm" presentation:class="title" presentation:user-transformed="true">
          <draw:text-box>
            <text:p text:style-name="P2"><text:span text:style-name="T18">TITRE DE CHAPITRE</text:span></text:p>
          </draw:text-box>
        </draw:frame>
        <draw:frame presentation:style-name="pr13" draw:text-style-name="P10" draw:layer="layout" svg:width="9.222cm" svg:height="22.7cm" svg:x="1.95cm" svg:y="5.5cm" presentation:class="outline" presentation:user-transformed="true">
          <draw:text-box>
            <text:p text:style-name="P8"><text:span text:style-name="T19">⌾</text:span><text:span text:style-name="T20"> </text:span><text:span text:style-name="T21">Contenu article</text:span></text:p>
            <text:p text:style-name="P9"><text:span text:style-name="T22">Page de gauche (diapo pair)</text:span></text:p>
            <text:p text:style-name="P9"><text:span text:style-name="T22"/></text:p>
            <text:p text:style-name="P9"><text:span text:style-name="T22">Texte important en bleu :</text:span></text:p>
            <text:p text:style-name="P9"><text:span text:style-name="T22">Lorem ipsum dolor sit amet, consectetur adipiscing elit. Nulla pretium luctus augue, ac semper elit. Ut faucibus risus in diam facilisis, vel posuere magna elementum. Aliquam eget fermentum lorem. Vivamus vel urna risus. Phasellus lacinia odio ipsum, sed varius dui iaculis ac. Fusce mollis nulla et lorem aliquet mollis. Phasellus eu fermentum mi. Praesent sed est lorem. </text:span></text:p>
            <text:p text:style-name="P9"><text:span text:style-name="T22"/></text:p>
            <text:p text:style-name="P9"><text:span text:style-name="T23">Paragraphe de blabla en gris #4B… :</text:span></text:p>
            <text:p text:style-name="P9"><text:span text:style-name="T23"/></text:p>
            <text:p text:style-name="P9"><text:span text:style-name="T23">Lorem ipsum dolor sit amet, consectetur adipiscing elit. Nulla pretium luctus augue, ac semper elit. Ut faucibus risus in diam facilisis, vel posuere magna elementum. Aliquam eget fermentum lorem. Vivamus vel urna risus. Phasellus lacinia odio ipsum, sed varius dui iaculis ac. Fusce mollis nulla et lorem aliquet mollis. Phasellus eu fermentum mi. Praesent sed est lorem. </text:span></text:p>
            <text:p text:style-name="P9"><text:span text:style-name="T23"/></text:p>
            <text:p text:style-name="P9"><text:span text:style-name="T23"/></text:p>
            <text:p text:style-name="P9"><text:span text:style-name="T23">Ut rutrum lobortis dolor, nec convallis libero sagittis sed. Sed faucibus magna justo, a facilisis tellus dapibus et. Pellentesque ultrices pulvinar turpis, vitae maximus tortor ornare ac. Aenean rutrum vel lectus in malesuada. Etiam vestibulum lectus et sollicitudin bibendum. Fusce tincidunt cursus vehicula.</text:span></text:p>
            <text:p text:style-name="P9"><text:span text:style-name="T23"/></text:p>
            <text:p text:style-name="P9"><text:span text:style-name="T23">Aenean lorem sapien, sollicitudin ac ipsum in, facilisis fringilla purus. Vivamus nec blandit lectus. Phasellus non ante quam. Nulla vitae vestibulum risus. Vivamus fringilla vehicula massa. Curabitur commodo nunc quis imperdiet ornare.</text:span></text:p>
            <text:p text:style-name="P9"><text:span text:style-name="T24"/></text:p>
          </draw:text-box>
        </draw:frame>
        <draw:frame presentation:style-name="pr14" draw:text-style-name="P10" draw:layer="layout" svg:width="9.222cm" svg:height="22.714cm" svg:x="11.45cm" svg:y="5.486cm" presentation:class="outline" presentation:user-transformed="true">
          <draw:text-box>
            <text:p text:style-name="P8"><text:span text:style-name="T19">⌾</text:span><text:span text:style-name="T20"> </text:span><text:span text:style-name="T21">Contenu article (suite)</text:span></text:p>
            <text:p text:style-name="P9"><text:span text:style-name="T22">Page de gauche (diapo pair)</text:span></text:p>
            <text:p text:style-name="P9"><text:span text:style-name="T22"/></text:p>
            <text:p text:style-name="P9"><text:span text:style-name="T22">Texte important en bleu :</text:span></text:p>
            <text:p text:style-name="P9"><text:span text:style-name="T22"/></text:p>
            <text:p text:style-name="P9"><text:span text:style-name="T23">Paragraphe de blabla en gris #4B…</text:span></text:p>
            <text:p text:style-name="P9"><text:span text:style-name="T30">1.</text:span><text:span text:style-name="T23"> Item</text:span></text:p>
            <text:p text:style-name="P9"><text:span text:style-name="T30">2.</text:span><text:span text:style-name="T23"> Item</text:span></text:p>
            <text:p text:style-name="P9"><text:span text:style-name="T30">3.</text:span><text:span text:style-name="T23"> Item</text:span></text:p>
            <text:p text:style-name="P9"><text:span text:style-name="T23"/></text:p>
          </draw:text-box>
        </draw:frame>
        <draw:custom-shape draw:style-name="gr3" draw:text-style-name="P11" draw:layer="layout" svg:width="1.85cm" svg:height="1.4cm" draw:transform="rotate (-1.5707963267949) translate (1.4cm 1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draw:layer="layout" svg:width="1.8cm" svg:height="0.6cm" svg:x="0cm" svg:y="3.4cm">
          <text:p/>
          <draw:enhanced-geometry svg:viewBox="0 0 21600 21600" draw:type="rectangle" draw:enhanced-path="M 0 0 L 21600 0 21600 21600 0 21600 0 0 Z N"/>
        </draw:custom-shape>
        <draw:frame draw:style-name="gr5" draw:text-style-name="P31" draw:layer="layout" svg:width="1cm" svg:height="0.962cm" svg:x="0cm" svg:y="14.269cm">
          <draw:text-box>
            <text:p text:style-name="P30"><text:span text:style-name="T25"><text:page-number>&lt;numéro&gt;</text:page-number></text:span></text:p>
          </draw:text-box>
        </draw:frame>
        <draw:polygon draw:style-name="gr10" draw:text-style-name="P12" draw:layer="layout" svg:width="1.399cm" svg:height="1.399cm" svg:x="11.8cm" svg:y="16.8cm" svg:viewBox="0 0 1400 1400" draw:points="0,1400 0,1000 0,0 400,0 400,1000 1400,1000 1400,1400 400,1400">
          <text:p/>
        </draw:polygon>
        <draw:polygon draw:style-name="gr10" draw:text-style-name="P12" draw:layer="layout" svg:width="1.399cm" svg:height="1.399cm" svg:x="18.2cm" svg:y="13cm" svg:viewBox="0 0 1400 1400" draw:points="1400,0 1400,400 1400,1400 1000,1400 1000,400 0,400 0,0 1000,0">
          <text:p/>
        </draw:polygon>
        <draw:path draw:style-name="gr14" draw:text-style-name="P24" draw:layer="layout" svg:width="1.6cm" svg:height="1.2cm" svg:x="11.8cm" svg:y="18.599cm" svg:viewBox="0 0 1601 1201" svg:d="M1601 601c0 105-37 208-107 300-71 91-172 167-293 220-122 52-260 80-400 80-141 0-279-28-401-80-121-53-222-129-293-220-70-92-107-195-107-300 0-106 37-209 107-301 71-91 172-167 293-220 122-52 260-80 401-80 140 0 278 28 400 80 121 53 222 129 293 220 70 92 107 195 107 301zM533 300c-23 0-46 5-66 13-21 9-37 22-49 37s-18 32-18 50v74 75 102 75 75c0 18 6 35 18 50s28 28 49 37c20 8 43 13 66 13l-38 114 237-114h136 100 99 1c23 0 46-5 66-13 21-9 37-22 49-37s18-32 18-50v-75-75-102-75-75 1c0-18-6-35-18-50s-28-28-49-37c-20-8-43-13-66-13h-100-100-136-100z">
          <text:p/>
        </draw:path>
        <draw:custom-shape draw:style-name="gr6" draw:text-style-name="P6" draw:layer="layout" svg:width="6.8cm" svg:height="4.2cm" svg:x="12.2cm" svg:y="2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5" draw:text-style-name="P21" draw:layer="layout" svg:x1="1cm" svg:y1="0.8cm" svg:x2="21cm" svg:y2="0.8cm">
            <text:p/>
          </draw:line>
          <draw:line draw:style-name="gr16" draw:text-style-name="P21" draw:layer="layout" svg:x1="21cm" svg:y1="0.7cm" svg:x2="1cm" svg:y2="0.7cm">
            <text:p/>
          </draw:line>
        </draw:g>
        <draw:frame draw:style-name="gr17" draw:text-style-name="P26" draw:layer="layout" svg:width="6.8cm" svg:height="1.4cm" svg:x="1cm" svg:y="0cm">
          <draw:text-box>
            <text:p text:style-name="P32"><text:span text:style-name="T31">Display Panel Project </text:span><text:span text:style-name="T32">›</text:span><text:span text:style-name="T31"> Titre du chapitre</text:span></text:p>
          </draw:text-box>
        </draw:frame>
        <presentation:notes draw:style-name="dp1">
          <draw:page-thumbnail draw:style-name="gr1" draw:layer="layout" svg:width="19.798cm" svg:height="11.136cm" svg:x="0.6cm" svg:y="2.257cm" draw:page-number="6" presentation:class="page"/>
          <draw:frame presentation:style-name="pr6" draw:text-style-name="P29"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3">
        <draw:frame presentation:style-name="pr15" draw:text-style-name="P10" draw:layer="layout" svg:width="9.222cm" svg:height="26.6cm" svg:x="0.65cm" svg:y="1.6cm" presentation:class="outline" presentation:user-transformed="true">
          <draw:text-box>
            <text:p text:style-name="P8"><text:span text:style-name="T19">⌾</text:span><text:span text:style-name="T20"> </text:span><text:span text:style-name="T21">Contenu article</text:span></text:p>
            <text:p text:style-name="P9"><text:span text:style-name="T22">Page de gauche (diapo pair)</text:span></text:p>
            <text:p text:style-name="P9"><text:span text:style-name="T22"/></text:p>
            <text:p text:style-name="P9"><text:span text:style-name="T22">Texte important en bleu :</text:span></text:p>
            <text:p text:style-name="P9"><text:span text:style-name="T22">Lorem ipsum dolor sit amet, consectetur adipiscing elit. Nulla pretium luctus augue, ac semper elit. Ut faucibus risus in diam facilisis, vel posuere magna elementum. Aliquam eget fermentum lorem. Vivamus vel urna risus. Phasellus lacinia odio ipsum, sed varius dui iaculis ac. Fusce mollis nulla et lorem aliquet mollis. Phasellus eu fermentum mi. Praesent sed est lorem. </text:span></text:p>
            <text:p text:style-name="P9"><text:span text:style-name="T22"/></text:p>
            <text:p text:style-name="P9"><text:span text:style-name="T23">Paragraphe de blabla en gris #4B… :</text:span></text:p>
            <text:p text:style-name="P9"><text:span text:style-name="T23"/></text:p>
            <text:p text:style-name="P9"><text:span text:style-name="T23">Lorem ipsum dolor sit amet, consectetur adipiscing elit. Nulla pretium luctus augue, ac semper elit. Ut faucibus risus in diam facilisis, vel posuere magna elementum. Aliquam eget fermentum lorem. Vivamus vel urna risus. Phasellus lacinia odio ipsum, sed varius dui iaculis ac. Fusce mollis nulla et lorem aliquet mollis. Phasellus eu fermentum mi. Praesent sed est lorem. </text:span></text:p>
            <text:p text:style-name="P9"><text:span text:style-name="T23"/></text:p>
            <text:p text:style-name="P9"><text:span text:style-name="T23"/></text:p>
            <text:p text:style-name="P9"><text:span text:style-name="T23">Ut rutrum lobortis dolor, nec convallis libero sagittis sed. Sed faucibus magna justo, a facilisis tellus dapibus et. Pellentesque ultrices pulvinar turpis, vitae maximus tortor ornare ac. Aenean rutrum vel lectus in malesuada. Etiam vestibulum lectus et sollicitudin bibendum. Fusce tincidunt cursus vehicula.</text:span></text:p>
            <text:p text:style-name="P9"><text:span text:style-name="T23"/></text:p>
            <text:p text:style-name="P9"><text:span text:style-name="T23">Aenean lorem sapien, sollicitudin ac ipsum in, facilisis fringilla purus. Vivamus nec blandit lectus. Phasellus non ante quam. Nulla vitae vestibulum risus. Vivamus fringilla vehicula massa. Curabitur commodo nunc quis imperdiet ornare.</text:span></text:p>
            <text:p text:style-name="P9"><text:span text:style-name="T24"/></text:p>
          </draw:text-box>
        </draw:frame>
        <draw:frame presentation:style-name="pr16" draw:text-style-name="P10" draw:layer="layout" svg:width="9.222cm" svg:height="26.6cm" svg:x="10.15cm" svg:y="1.6cm" presentation:class="outline" presentation:user-transformed="true">
          <draw:text-box>
            <text:p text:style-name="P8"><text:span text:style-name="T19">⌾</text:span><text:span text:style-name="T20"> </text:span><text:span text:style-name="T21">Contenu article (suite)</text:span></text:p>
            <text:p text:style-name="P9"><text:span text:style-name="T22">Page de gauche (diapo pair)</text:span></text:p>
            <text:p text:style-name="P9"><text:span text:style-name="T22"/></text:p>
            <text:p text:style-name="P9"><text:span text:style-name="T22">Texte important en bleu :</text:span></text:p>
            <text:p text:style-name="P9"><text:span text:style-name="T22"/></text:p>
            <text:p text:style-name="P9"><text:span text:style-name="T23">Paragraphe de blabla en gris #4B…</text:span></text:p>
            <text:p text:style-name="P9"><text:span text:style-name="T30">1.</text:span><text:span text:style-name="T23"> Item</text:span></text:p>
            <text:p text:style-name="P9"><text:span text:style-name="T30">2.</text:span><text:span text:style-name="T23"> Item</text:span></text:p>
            <text:p text:style-name="P9"><text:span text:style-name="T30">3.</text:span><text:span text:style-name="T23"> Item</text:span></text:p>
            <text:p text:style-name="P9"><text:span text:style-name="T23"/></text:p>
          </draw:text-box>
        </draw:frame>
        <draw:custom-shape draw:style-name="gr3" draw:text-style-name="P11" draw:layer="layout" svg:width="1.85cm" svg:height="1.4cm" draw:transform="rotate (1.5707963267949) translate (19.6cm 15.6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 draw:text-style-name="P33" draw:layer="layout" svg:width="1cm" svg:height="0.962cm" svg:x="20cm" svg:y="14.269cm">
          <draw:text-box>
            <text:p text:style-name="P2"><text:span text:style-name="T25"><text:page-number>&lt;numéro&gt;</text:page-number></text:span></text:p>
          </draw:text-box>
        </draw:frame>
        <draw:polygon draw:style-name="gr10" draw:text-style-name="P12" draw:layer="layout" svg:width="1.399cm" svg:height="1.399cm" svg:x="10.5cm" svg:y="16.8cm" svg:viewBox="0 0 1400 1400" draw:points="0,1400 0,1000 0,0 400,0 400,1000 1400,1000 1400,1400 400,1400">
          <text:p/>
        </draw:polygon>
        <draw:polygon draw:style-name="gr10" draw:text-style-name="P12" draw:layer="layout" svg:width="1.399cm" svg:height="1.399cm" svg:x="16.9cm" svg:y="13cm" svg:viewBox="0 0 1400 1400" draw:points="1400,0 1400,400 1400,1400 1000,1400 1000,400 0,400 0,0 1000,0">
          <text:p/>
        </draw:polygon>
        <draw:path draw:style-name="gr14" draw:text-style-name="P24" draw:layer="layout" svg:width="1.6cm" svg:height="1.2cm" svg:x="10.5cm" svg:y="18.599cm" svg:viewBox="0 0 1601 1201" svg:d="M1601 601c0 105-37 208-107 300-71 91-172 167-293 220-122 52-260 80-400 80-141 0-279-28-401-80-121-53-222-129-293-220-70-92-107-195-107-300 0-106 37-209 107-301 71-91 172-167 293-220 122-52 260-80 401-80 140 0 278 28 400 80 121 53 222 129 293 220 70 92 107 195 107 301zM533 300c-23 0-46 5-66 13-21 9-37 22-49 37s-18 32-18 50v74 75 102 75 75c0 18 6 35 18 50s28 28 49 37c20 8 43 13 66 13l-38 114 237-114h136 100 99 1c23 0 46-5 66-13 21-9 37-22 49-37s18-32 18-50v-75-75-102-75-75 1c0-18-6-35-18-50s-28-28-49-37c-20-8-43-13-66-13h-100-100-136-100z">
          <text:p/>
        </draw:path>
        <draw:custom-shape draw:style-name="gr6" draw:text-style-name="P6" draw:layer="layout" svg:width="6.8cm" svg:height="4.2cm" svg:x="10.9cm" svg:y="2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5" draw:text-style-name="P21" draw:layer="layout" svg:x1="0cm" svg:y1="0.8cm" svg:x2="21cm" svg:y2="0.8cm">
            <text:p/>
          </draw:line>
          <draw:line draw:style-name="gr16" draw:text-style-name="P21" draw:layer="layout" svg:x1="21cm" svg:y1="0.7cm" svg:x2="0cm" svg:y2="0.7cm">
            <text:p/>
          </draw:line>
        </draw:g>
        <presentation:notes draw:style-name="dp1">
          <draw:page-thumbnail draw:style-name="gr1" draw:layer="layout" svg:width="19.798cm" svg:height="11.136cm" svg:x="0.6cm" svg:y="2.257cm" draw:page-number="7"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DejaVu Sans1" svg:font-family="'DejaVu Sans'" style:font-family-generic="swiss"/>
    <style:font-face style:name="Noto Sans2" svg:font-family="'Noto Sans'" style:font-family-generic="swiss"/>
    <style:font-face style:name="Avenir Black" svg:font-family="'Avenir Black'" style:font-pitch="variable"/>
    <style:font-face style:name="Avenir LT Std3" svg:font-family="'Avenir LT Std'" style:font-pitch="variable"/>
    <style:font-face style:name="Avenir LT Std1" svg:font-family="'Avenir LT Std'" style:font-adornments="45 Book" style:font-pitch="variable"/>
    <style:font-face style:name="Liberation Sans" svg:font-family="'Liberation Sans'" style:font-pitch="variable"/>
    <style:font-face style:name="Avenir LT Std2" svg:font-family="'Avenir LT Std'" style:font-family-generic="roman" style:font-pitch="variable"/>
    <style:font-face style:name="Avenir LT Std" svg:font-family="'Avenir LT Std'" style:font-adornments="45 Book"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venir LT Std4" svg:font-family="'Avenir LT Std'" style:font-family-generic="swiss" style:font-pitch="variable"/>
    <style:font-face style:name="DejaVu Sans" svg:font-family="'DejaVu Sans'" style:font-family-generic="swiss" style:font-pitch="variable"/>
    <style:font-face style:name="Liberation Sans2" svg:font-family="'Liberation Sans'" style:font-family-generic="swiss" style:font-pitch="variable"/>
    <style:font-face style:name="Lohit Devanagari1" svg:font-family="'Lohit Devanagari'" style:font-family-generic="swiss" style:font-pitch="variable"/>
    <style:font-face style:name="Noto Sans1" svg:font-family="'Noto Sans'" style:font-family-generic="swiss" style:font-pitch="variable"/>
    <style:font-face style:name="Noto Sans CJK SC1" svg:font-family="'Noto Sans CJK SC'"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_32__20_Dots_20_1_20_Dash" draw:display-name="2 Dots 1 Dash" draw:style="rect" draw:dots1="2" draw:dots2="1" draw:dots2-length="0.203cm" draw:distance="0.203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suffix=")" style:num-format="1">
            <style:list-level-properties text:space-before="0.3cm" text:min-label-width="0.9cm"/>
            <style:text-properties fo:color="#a0d2c9"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suffix="." style:num-format="1">
            <style:list-level-properties text:space-before="0.3cm" text:min-label-width="0.9cm"/>
            <style:text-properties fo:color="#a0d2c9"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style:graphic-properties>
      <style:text-properties style:letter-kerning="true" fo:hyphenate="fals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number text:level="1" style:num-suffix="." style:num-format="1">
            <style:list-level-properties text:space-before="0.3cm" text:min-label-width="0.9cm"/>
            <style:text-properties fo:color="#a0d2c9"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style:graphic-properties>
      <style:paragraph-properties fo:margin-left="0cm" fo:margin-right="0cm" fo:margin-top="0.941cm" fo:margin-bottom="0cm" fo:text-indent="0cm">
        <style:tab-stops/>
      </style:paragraph-properties>
      <style:text-properties fo:font-variant="normal" fo:text-transform="none" style:use-window-font-color="true" style:text-outline="false" style:text-line-through-style="none" style:text-line-through-type="none" style:font-name="Avenir LT Std1" fo:font-family="'Avenir LT Std'" style:font-style-name="45 Book" style:font-pitch="variable" fo:font-size="60.2999992370606pt" fo:font-style="normal" fo:text-shadow="none" style:text-underline-style="none" fo:font-weight="350"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left="0cm" fo:margin-right="0cm" fo:margin-top="0.754cm" fo:margin-bottom="0cm" fo:text-indent="0cm"/>
      <style:text-properties fo:font-size="52.7999992370606pt" style:font-size-asian="28pt" style:font-size-complex="28pt"/>
    </style:style>
    <style:style style:name="Standard-outline3" style:family="presentation" style:parent-style-name="Standard-outline2">
      <style:paragraph-properties fo:margin-left="0cm" fo:margin-right="0cm" fo:margin-top="0.565cm" fo:margin-bottom="0cm" fo:text-indent="0cm"/>
      <style:text-properties fo:font-size="45.2000007629395pt" style:font-size-asian="24pt" style:font-size-complex="24pt"/>
    </style:style>
    <style:style style:name="Standard-outline4" style:family="presentation" style:parent-style-name="Standard-outline3">
      <style:paragraph-properties fo:margin-left="0cm" fo:margin-right="0cm" fo:margin-top="0.377cm" fo:margin-bottom="0cm" fo:text-indent="0cm"/>
      <style:text-properties fo:font-size="37.7000007629395pt" style:font-size-asian="20pt" style:font-size-complex="20pt"/>
    </style:style>
    <style:style style:name="Standard-outline5" style:family="presentation" style:parent-style-name="Standard-outline4">
      <style:paragraph-properties fo:margin-left="0cm" fo:margin-right="0cm" fo:margin-top="0.188cm" fo:margin-bottom="0cm" fo:text-indent="0cm"/>
      <style:text-properties fo:font-size="37.7000007629395pt" style:font-size-asian="20pt" style:font-size-complex="20pt"/>
    </style:style>
    <style:style style:name="Standard-outline6" style:family="presentation" style:parent-style-name="Standard-outline5">
      <style:paragraph-properties fo:margin-left="0cm" fo:margin-right="0cm" fo:margin-top="0.188cm" fo:margin-bottom="0cm" fo:text-indent="0cm"/>
      <style:text-properties fo:font-size="37.7000007629395pt" style:font-size-asian="20pt" style:font-size-complex="20pt"/>
    </style:style>
    <style:style style:name="Standard-outline7" style:family="presentation" style:parent-style-name="Standard-outline6">
      <style:paragraph-properties fo:margin-left="0cm" fo:margin-right="0cm" fo:margin-top="0.188cm" fo:margin-bottom="0cm" fo:text-indent="0cm"/>
      <style:text-properties fo:font-size="37.7000007629395pt" style:font-size-asian="20pt" style:font-size-complex="20pt"/>
    </style:style>
    <style:style style:name="Standard-outline8" style:family="presentation" style:parent-style-name="Standard-outline7">
      <style:paragraph-properties fo:margin-left="0cm" fo:margin-right="0cm" fo:margin-top="0.188cm" fo:margin-bottom="0cm" fo:text-indent="0cm"/>
      <style:text-properties fo:font-size="37.7000007629395pt" style:font-size-asian="20pt" style:font-size-complex="20pt"/>
    </style:style>
    <style:style style:name="Standard-outline9" style:family="presentation" style:parent-style-name="Standard-outline8">
      <style:paragraph-properties fo:margin-left="0cm" fo:margin-right="0cm" fo:margin-top="0.188cm" fo:margin-bottom="0cm" fo:text-indent="0cm"/>
      <style:text-properties fo:font-size="37.7000007629395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8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number text:level="1" style:num-suffix=")" style:num-format="1">
        <style:list-level-properties text:space-before="0.3cm" text:min-label-width="0.9cm"/>
        <style:text-properties fo:color="#a0d2c9"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ML2">
      <text:list-level-style-number text:level="1" style:num-suffix="." style:num-format="1">
        <style:list-level-properties text:space-before="0.3cm" text:min-label-width="0.9cm"/>
        <style:text-properties fo:color="#a0d2c9"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5.355cm" svg:height="7.575cm" svg:x="2.822cm" svg:y="2.485cm"/>
      <draw:page-thumbnail draw:layer="backgroundobjects" svg:width="5.355cm" svg:height="7.575cm" svg:x="2.822cm" svg:y="11.061cm"/>
      <draw:page-thumbnail draw:layer="backgroundobjects" svg:width="5.355cm" svg:height="7.575cm" svg:x="2.822cm" svg:y="19.637cm"/>
      <draw:page-thumbnail draw:layer="backgroundobjects" svg:width="5.355cm" svg:height="7.575cm" svg:x="12.822cm" svg:y="2.485cm"/>
      <draw:page-thumbnail draw:layer="backgroundobjects" svg:width="5.355cm" svg:height="7.575cm" svg:x="12.822cm" svg:y="11.061cm"/>
      <draw:page-thumbnail draw:layer="backgroundobjects" svg:width="5.355cm" svg:height="7.575cm" svg:x="12.822cm" svg:y="19.637cm"/>
    </style:handout-master>
    <style:master-page style:name="Standard" style:page-layout-name="PM0" draw:style-name="Mdp1">
      <draw:frame presentation:style-name="Standard-title" draw:layer="backgroundobjects" svg:width="18.899cm" svg:height="4.957cm" svg:x="1.05cm" svg:y="1.184cm" presentation:class="title" presentation:placeholder="true">
        <draw:text-box/>
      </draw:frame>
      <draw:frame presentation:style-name="Standard-outline1" draw:layer="backgroundobjects" svg:width="18.899cm" svg:height="17.224cm" svg:x="1.05cm" svg:y="6.948cm" presentation:class="outline" presentation:placeholder="true">
        <draw:text-box/>
      </draw:frame>
      <draw:frame presentation:style-name="Mpr1" draw:text-style-name="MP2" draw:layer="backgroundobjects" svg:width="4.892cm" svg:height="2.046cm" svg:x="1.05cm" svg:y="27.056cm" presentation:class="date-time">
        <draw:text-box>
          <text:p text:style-name="MP1"><text:span text:style-name="MT1"><presentation:date-time/></text:span></text:p>
        </draw:text-box>
      </draw:frame>
      <draw:frame presentation:style-name="Mpr1" draw:text-style-name="MP6" draw:layer="backgroundobjects" svg:width="6.656cm" svg:height="2.046cm" svg:x="7.182cm" svg:y="27.056cm" presentation:class="footer">
        <draw:text-box>
          <text:p text:style-name="MP5"><text:span text:style-name="MT1"><presentation:footer/></text:span></text:p>
        </draw:text-box>
      </draw:frame>
      <draw:frame presentation:style-name="Mpr1" draw:text-style-name="MP4" draw:layer="backgroundobjects" svg:width="4.892cm" svg:height="2.046cm" svg:x="15.057cm" svg:y="27.056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creation-date>2020-04-20T13:42:56.287407371</meta:creation-date>
    <dc:date>2020-04-25T10:05:20.697970735</dc:date>
    <meta:editing-duration>PT1H17M41S</meta:editing-duration>
    <meta:editing-cycles>20</meta:editing-cycles>
    <meta:generator>LibreOffice/6.3.5.2$Linux_X86_64 LibreOffice_project/30$Build-2</meta:generator>
    <meta:document-statistic meta:object-count="116"/>
  </office:meta>
</office:document-meta>
</file>